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'DejaVu Sans', Athena, Gentium, 'Palatino Linotype', 'Lucida Sans Unicode', 'Lucida Grande', Code2000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0c3dc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40ad" officeooo:paragraph-rsid="000d40a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40ad" officeooo:paragraph-rsid="000d40a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337f" officeooo:paragraph-rsid="000f337f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d40ad" officeooo:paragraph-rsid="000d40a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40ad" officeooo:paragraph-rsid="000d40a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ede16" officeooo:paragraph-rsid="000ede1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28036" officeooo:paragraph-rsid="000c3dc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0d40ad" officeooo:paragraph-rsid="000d40ad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d40ad" officeooo:paragraph-rsid="000d40ad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tyle="italic" fo:font-weight="normal" officeooo:paragraph-rsid="000d40ad"/>
    </style:style>
    <style:style style:name="P13" style:family="paragraph" style:parent-style-name="Standard" style:list-style-name="L2">
      <style:paragraph-properties fo:text-align="justify" style:justify-single-word="false"/>
      <style:text-properties fo:font-style="italic" style:text-underline-style="none" fo:font-weight="normal" officeooo:rsid="000d40ad" officeooo:paragraph-rsid="000d40ad" style:font-style-asian="italic" style:font-weight-asian="normal" style:font-style-complex="italic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0d40ad" officeooo:paragraph-rsid="000d40ad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ede16" officeooo:paragraph-rsid="000ede1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337f" officeooo:paragraph-rsid="000f337f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0f337f" officeooo:paragraph-rsid="000f337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f337f" officeooo:paragraph-rsid="000f337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0d6f0" officeooo:paragraph-rsid="000f337f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officeooo:rsid="000f337f" officeooo:paragraph-rsid="000f337f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0f337f" officeooo:paragraph-rsid="000f337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8036"/>
    </style:style>
    <style:style style:name="T3" style:family="text">
      <style:text-properties style:text-underline-style="none" officeooo:rsid="000d40ad" style:font-style-asian="italic" style:font-weight-asian="normal" style:font-style-complex="italic" style:font-weight-complex="normal"/>
    </style:style>
    <style:style style:name="T4" style:family="text">
      <style:text-properties style:text-underline-style="none" officeooo:rsid="00139e60"/>
    </style:style>
    <style:style style:name="T5" style:family="text">
      <style:text-properties officeooo:rsid="0022803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officeooo:rsid="000d40ad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ede16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222222" style:font-name="Arial Unicode MS" fo:font-size="10.5pt" fo:letter-spacing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au traitement de l’image<text:span text:style-name="T1"> </text:span><text:span text:style-name="T2">IT220 – TD</text:span><text:span text:style-name="T4">5</text:span></text:p>
      <text:p text:style-name="P9"/>
      <text:p text:style-name="P2"><text:span text:style-name="T5">F</text:span>ourier et les fréquences « avec les mains »</text:p>
      <text:p text:style-name="P10"/>
      <text:p text:style-name="P3">A quoi ça sert ?</text:p>
      <text:list xml:id="list4709765951405939497" text:style-name="L1">
        <text:list-item>
          <text:p text:style-name="P11">Caractériser des « ondulations » répétitives</text:p>
        </text:list-item>
      </text:list>
      <text:p text:style-name="P5"/>
      <text:p text:style-name="P3">Rappel : signal périodique 1D</text:p>
      <text:list xml:id="list2767769290725104752" text:style-name="L2">
        <text:list-item>
          <text:p text:style-name="P12"><text:span text:style-name="T3">f(x)</text:span><text:span text:style-name="T7"> caractérisée par </text:span><text:span text:style-name="T3">u </text:span><text:span text:style-name="T7">la fréquence, </text:span><text:span text:style-name="T3">a</text:span><text:span text:style-name="T7"> l’amplitude et </text:span><text:span text:style-name="T14">φ</text:span><text:span text:style-name="T3"> </text:span><text:span text:style-name="T7">la phase</text:span></text:p>
        </text:list-item>
        <text:list-item>
          <text:p text:style-name="P13"><text:span text:style-name="T6">en 1D : </text:span>f(x) → F(u) <text:span text:style-name="T6">avec </text:span>F(u)<text:span text:style-name="T6"> qui décrit la contribution de chaque fréquence </text:span>u </text:p>
        </text:list-item>
        <text:list-item>
          <text:p text:style-name="P14">signal périodique complexe = somme de signaux périodiques simples</text:p>
        </text:list-item>
        <text:list-item>
          <text:p text:style-name="P14">changement de représentation (fréquence + signal→ amplitude + phase) par la transformée de Fourier</text:p>
        </text:list-item>
      </text:list>
      <text:p text:style-name="P6"/>
      <text:p text:style-name="P8">Fréquence spatiale 2D</text:p>
      <text:list xml:id="list3765767035444835649" text:style-name="L3">
        <text:list-item>
          <text:p text:style-name="P15">contributions dans les 2 directions : couple de fréquences (vecteurs)</text:p>
        </text:list-item>
        <text:list-item>
          <text:p text:style-name="P15">spectre d’amplitude cratérisé par le vecteur (u, v) : basses fréquences proches du centre, hautes fréquences éloignées </text:p>
        </text:list-item>
      </text:list>
      <text:p text:style-name="P7"/>
      <text:p text:style-name="P8">Basses et haute fréquences dans une image</text:p>
      <text:list xml:id="list2038885280475097253" text:style-name="L4">
        <text:list-item>
          <text:p text:style-name="P16">fréquences spatiales : vitesse de variation spatiale du signal <text:span text:style-name="T12">f(i j)</text:span> (intensité)</text:p>
        </text:list-item>
        <text:list-item>
          <text:p text:style-name="P16">basses fréquences = variations lentes</text:p>
        </text:list-item>
        <text:list-item>
          <text:p text:style-name="P16">hautes fréquences = variations rapides</text:p>
        </text:list-item>
        <text:list-item>
          <text:p text:style-name="P16">images réelles = différentes fréquences dans différentes régions</text:p>
        </text:list-item>
      </text:list>
      <text:p text:style-name="P7"/>
      <text:p text:style-name="P4"><text:span text:style-name="T11">C</text:span><text:span text:style-name="T10">hangement de représentation des images</text:span></text:p>
      <text:list xml:id="list5384092111302825038" text:style-name="L5">
        <text:list-item>
          <text:p text:style-name="P22"><text:span text:style-name="T8">image </text:span><text:span text:style-name="T13">f</text:span><text:span text:style-name="T8"> = ensemble de fréquence → </text:span><text:span text:style-name="T13">f</text:span><text:span text:style-name="T8"> peut</text:span><text:span text:style-name="T9">… ???</text:span></text:p>
        </text:list-item>
      </text:list>
      <text:p text:style-name="P18"/>
      <text:p text:style-name="P20">Périodisation de f</text:p>
      <text:list xml:id="list6806804997815119844" text:style-name="L6">
        <text:list-item>
          <text:p text:style-name="P23"><text:span text:style-name="T8">le signal </text:span><text:span text:style-name="T13">f </text:span><text:span text:style-name="T8">de taille </text:span><text:span text:style-name="T13">MxN</text:span><text:span text:style-name="T8"> est considérée de période </text:span><text:span text:style-name="T13">(M, N) </text:span></text:p>
        </text:list-item>
        <text:list-item>
          <text:p text:style-name="P23"><text:span text:style-name="T8">=&gt; prolongement</text:span><text:span text:style-name="T9"> … ???</text:span></text:p>
        </text:list-item>
        <text:list-item>
          <text:p text:style-name="P19">le spectre d’amplitude met en évidence les principales direction de structures spatiales et donne accès aux fonctions principales de l’image</text:p>
        </text:list-item>
        <text:list-item>
          <text:p text:style-name="P23"><text:span text:style-name="T8">recentrage des basses fréquences en </text:span><text:span text:style-name="T13">(0, 0) </text:span><text:span text:style-name="T8">= somme de toutes les intensités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'DejaVu Sans', Athena, Gentium, 'Palatino Linotype', 'Lucida Sans Unicode', 'Lucida Grande', Code2000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4:13:06.492225602</meta:creation-date>
    <dc:date>2018-03-19T14:15:56.421100791</dc:date>
    <meta:editing-duration>PT7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33" meta:character-count="1372" meta:non-whitespace-character-count="1175"/>
  </office:meta>
</office:document-meta>
</file>